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53.53mm" svg:height="168.11mm" svg:x="141.53mm" svg:y="1.07mm">
            <draw:object draw:notify-on-update-of-ranges="Sheet1.A1:Sheet1.A1 Sheet1.A2:Sheet1.A42 Sheet1.B1:Sheet1.B1 Sheet1.B2:Sheet1.B42 Sheet1.C1:Sheet1.C1 Sheet1.C2:Sheet1.C42 Sheet1.D1:Sheet1.D1 Sheet1.D2:Sheet1.D42 Sheet1.E1:Sheet1.E1 Sheet1.E2:Sheet1.E42 Sheet1.F1:Sheet1.F1 Sheet1.F2:Sheet1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5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f1(x) y=0.4</text:p>
          </table:table-cell>
          <table:table-cell office:value-type="string" calcext:value-type="string">
            <text:p>f2(x) y=0.5</text:p>
          </table:table-cell>
          <table:table-cell office:value-type="string" calcext:value-type="string">
            <text:p>f3(x) y=0.9</text:p>
          </table:table-cell>
          <table:table-cell office:value-type="string" calcext:value-type="string">
            <text:p>f4(x) y=0.1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formula="of:=((EXP([.$A2]) - EXP(-1))/(EXP(1) - EXP(-1)))^[.C$44]" office:value-type="float" office:value="0" calcext:value-type="float">
            <text:p>0</text:p>
          </table:table-cell>
          <table:table-cell table:formula="of:=((EXP([.$A2]) - EXP(-1))/(EXP(1) - EXP(-1)))^[.D$44]" office:value-type="float" office:value="0" calcext:value-type="float">
            <text:p>0</text:p>
          </table:table-cell>
          <table:table-cell table:formula="of:=((EXP([.$A2]) - EXP(-1))/(EXP(1) - EXP(-1)))^[.E$44]" office:value-type="float" office:value="0" calcext:value-type="float">
            <text:p>0</text:p>
          </table:table-cell>
          <table:table-cell table:formula="of:=((EXP([.$A2]) - EXP(-1))/(EXP(1) - EXP(-1)))^[.F$4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-0.95" calcext:value-type="float">
            <text:p>-0,95</text:p>
          </table:table-cell>
          <table:table-cell office:value-type="float" office:value="0.025" calcext:value-type="float">
            <text:p>0,025</text:p>
          </table:table-cell>
          <table:table-cell table:formula="of:=((EXP([.$A3]) - EXP(-1))/(EXP(1) - EXP(-1)))^[.C$44]" office:value-type="float" office:value="0.0345048517908762" calcext:value-type="float">
            <text:p>0,034504851790876</text:p>
          </table:table-cell>
          <table:table-cell table:formula="of:=((EXP([.$A3]) - EXP(-1))/(EXP(1) - EXP(-1)))^[.D$44]" office:value-type="float" office:value="0.078333772716722" calcext:value-type="float">
            <text:p>0,078333772716722</text:p>
          </table:table-cell>
          <table:table-cell table:formula="of:=((EXP([.$A3]) - EXP(-1))/(EXP(1) - EXP(-1)))^[.E$44]" office:value-type="float" office:value="0.679011036260925" calcext:value-type="float">
            <text:p>0,679011036260925</text:p>
          </table:table-cell>
          <table:table-cell table:formula="of:=((EXP([.$A3]) - EXP(-1))/(EXP(1) - EXP(-1)))^[.F$44]" office:value-type="float" office:value="0.000211727979669097" calcext:value-type="float">
            <text:p>0,000211727979669</text:p>
          </table:table-cell>
        </table:table-row>
        <table:table-row table:style-name="ro2">
          <table:table-cell office:value-type="float" office:value="-0.9" calcext:value-type="float">
            <text:p>-0,9</text:p>
          </table:table-cell>
          <table:table-cell office:value-type="float" office:value="0.05" calcext:value-type="float">
            <text:p>0,05</text:p>
          </table:table-cell>
          <table:table-cell table:formula="of:=((EXP([.$A4]) - EXP(-1))/(EXP(1) - EXP(-1)))^[.C$44]" office:value-type="float" office:value="0.0569620119795897" calcext:value-type="float">
            <text:p>0,05696201197959</text:p>
          </table:table-cell>
          <table:table-cell table:formula="of:=((EXP([.$A4]) - EXP(-1))/(EXP(1) - EXP(-1)))^[.D$44]" office:value-type="float" office:value="0.114455491683207" calcext:value-type="float">
            <text:p>0,114455491683207</text:p>
          </table:table-cell>
          <table:table-cell table:formula="of:=((EXP([.$A4]) - EXP(-1))/(EXP(1) - EXP(-1)))^[.E$44]" office:value-type="float" office:value="0.71929966248949" calcext:value-type="float">
            <text:p>0,71929966248949</text:p>
          </table:table-cell>
          <table:table-cell table:formula="of:=((EXP([.$A4]) - EXP(-1))/(EXP(1) - EXP(-1)))^[.F$44]" office:value-type="float" office:value="0.000746205750526786" calcext:value-type="float">
            <text:p>0,000746205750527</text:p>
          </table:table-cell>
        </table:table-row>
        <table:table-row table:style-name="ro2">
          <table:table-cell office:value-type="float" office:value="-0.85" calcext:value-type="float">
            <text:p>-0,85</text:p>
          </table:table-cell>
          <table:table-cell office:value-type="float" office:value="0.075" calcext:value-type="float">
            <text:p>0,075</text:p>
          </table:table-cell>
          <table:table-cell table:formula="of:=((EXP([.$A5]) - EXP(-1))/(EXP(1) - EXP(-1)))^[.C$44]" office:value-type="float" office:value="0.0769451313809542" calcext:value-type="float">
            <text:p>0,076945131380954</text:p>
          </table:table-cell>
          <table:table-cell table:formula="of:=((EXP([.$A5]) - EXP(-1))/(EXP(1) - EXP(-1)))^[.D$44]" office:value-type="float" office:value="0.143690667758642" calcext:value-type="float">
            <text:p>0,143690667758642</text:p>
          </table:table-cell>
          <table:table-cell table:formula="of:=((EXP([.$A5]) - EXP(-1))/(EXP(1) - EXP(-1)))^[.E$44]" office:value-type="float" office:value="0.744606006364649" calcext:value-type="float">
            <text:p>0,744606006364649</text:p>
          </table:table-cell>
          <table:table-cell table:formula="of:=((EXP([.$A5]) - EXP(-1))/(EXP(1) - EXP(-1)))^[.F$44]" office:value-type="float" office:value="0.00158868674325474" calcext:value-type="float">
            <text:p>0,001588686743255</text:p>
          </table:table-cell>
        </table:table-row>
        <table:table-row table:style-name="ro2">
          <table:table-cell office:value-type="float" office:value="-0.8" calcext:value-type="float">
            <text:p>-0,8</text:p>
          </table:table-cell>
          <table:table-cell office:value-type="float" office:value="0.1" calcext:value-type="float">
            <text:p>0,1</text:p>
          </table:table-cell>
          <table:table-cell table:formula="of:=((EXP([.$A6]) - EXP(-1))/(EXP(1) - EXP(-1)))^[.C$44]" office:value-type="float" office:value="0.0957524332139991" calcext:value-type="float">
            <text:p>0,095752433213999</text:p>
          </table:table-cell>
          <table:table-cell table:formula="of:=((EXP([.$A6]) - EXP(-1))/(EXP(1) - EXP(-1)))^[.D$44]" office:value-type="float" office:value="0.169538989798435" calcext:value-type="float">
            <text:p>0,169538989798435</text:p>
          </table:table-cell>
          <table:table-cell table:formula="of:=((EXP([.$A6]) - EXP(-1))/(EXP(1) - EXP(-1)))^[.E$44]" office:value-type="float" office:value="0.763566020581114" calcext:value-type="float">
            <text:p>0,763566020581114</text:p>
          </table:table-cell>
          <table:table-cell table:formula="of:=((EXP([.$A6]) - EXP(-1))/(EXP(1) - EXP(-1)))^[.F$44]" office:value-type="float" office:value="0.00275225710168573" calcext:value-type="float">
            <text:p>0,002752257101686</text:p>
          </table:table-cell>
        </table:table-row>
        <table:table-row table:style-name="ro2">
          <table:table-cell office:value-type="float" office:value="-0.75" calcext:value-type="float">
            <text:p>-0,75</text:p>
          </table:table-cell>
          <table:table-cell office:value-type="float" office:value="0.125" calcext:value-type="float">
            <text:p>0,125</text:p>
          </table:table-cell>
          <table:table-cell table:formula="of:=((EXP([.$A7]) - EXP(-1))/(EXP(1) - EXP(-1)))^[.C$44]" office:value-type="float" office:value="0.113926630827467" calcext:value-type="float">
            <text:p>0,113926630827467</text:p>
          </table:table-cell>
          <table:table-cell table:formula="of:=((EXP([.$A7]) - EXP(-1))/(EXP(1) - EXP(-1)))^[.D$44]" office:value-type="float" office:value="0.193359072305712" calcext:value-type="float">
            <text:p>0,193359072305712</text:p>
          </table:table-cell>
          <table:table-cell table:formula="of:=((EXP([.$A7]) - EXP(-1))/(EXP(1) - EXP(-1)))^[.E$44]" office:value-type="float" office:value="0.77897802176674" calcext:value-type="float">
            <text:p>0,77897802176674</text:p>
          </table:table-cell>
          <table:table-cell table:formula="of:=((EXP([.$A7]) - EXP(-1))/(EXP(1) - EXP(-1)))^[.F$44]" office:value-type="float" office:value="0.00425945820921867" calcext:value-type="float">
            <text:p>0,004259458209219</text:p>
          </table:table-cell>
        </table:table-row>
        <table:table-row table:style-name="ro2">
          <table:table-cell office:value-type="float" office:value="-0.700000000000001" calcext:value-type="float">
            <text:p>-0,700000000000001</text:p>
          </table:table-cell>
          <table:table-cell office:value-type="float" office:value="0.15" calcext:value-type="float">
            <text:p>0,15</text:p>
          </table:table-cell>
          <table:table-cell table:formula="of:=((EXP([.$A8]) - EXP(-1))/(EXP(1) - EXP(-1)))^[.C$44]" office:value-type="float" office:value="0.13176312315932" calcext:value-type="float">
            <text:p>0,13176312315932</text:p>
          </table:table-cell>
          <table:table-cell table:formula="of:=((EXP([.$A8]) - EXP(-1))/(EXP(1) - EXP(-1)))^[.D$44]" office:value-type="float" office:value="0.215848867701385" calcext:value-type="float">
            <text:p>0,215848867701385</text:p>
          </table:table-cell>
          <table:table-cell table:formula="of:=((EXP([.$A8]) - EXP(-1))/(EXP(1) - EXP(-1)))^[.E$44]" office:value-type="float" office:value="0.792115854589977" calcext:value-type="float">
            <text:p>0,792115854589977</text:p>
          </table:table-cell>
          <table:table-cell table:formula="of:=((EXP([.$A8]) - EXP(-1))/(EXP(1) - EXP(-1)))^[.F$44]" office:value-type="float" office:value="0.00613894058101111" calcext:value-type="float">
            <text:p>0,006138940581011</text:p>
          </table:table-cell>
        </table:table-row>
        <table:table-row table:style-name="ro2">
          <table:table-cell office:value-type="float" office:value="-0.650000000000001" calcext:value-type="float">
            <text:p>-0,650000000000001</text:p>
          </table:table-cell>
          <table:table-cell office:value-type="float" office:value="0.175" calcext:value-type="float">
            <text:p>0,175</text:p>
          </table:table-cell>
          <table:table-cell table:formula="of:=((EXP([.$A9]) - EXP(-1))/(EXP(1) - EXP(-1)))^[.C$44]" office:value-type="float" office:value="0.149447656421166" calcext:value-type="float">
            <text:p>0,149447656421166</text:p>
          </table:table-cell>
          <table:table-cell table:formula="of:=((EXP([.$A9]) - EXP(-1))/(EXP(1) - EXP(-1)))^[.D$44]" office:value-type="float" office:value="0.237424273651359" calcext:value-type="float">
            <text:p>0,237424273651359</text:p>
          </table:table-cell>
          <table:table-cell table:formula="of:=((EXP([.$A9]) - EXP(-1))/(EXP(1) - EXP(-1)))^[.E$44]" office:value-type="float" office:value="0.803670239098153" calcext:value-type="float">
            <text:p>0,803670239098153</text:p>
          </table:table-cell>
          <table:table-cell table:formula="of:=((EXP([.$A9]) - EXP(-1))/(EXP(1) - EXP(-1)))^[.F$44]" office:value-type="float" office:value="0.00842440709247746" calcext:value-type="float">
            <text:p>0,008424407092477</text:p>
          </table:table-cell>
        </table:table-row>
        <table:table-row table:style-name="ro2">
          <table:table-cell office:value-type="float" office:value="-0.600000000000001" calcext:value-type="float">
            <text:p>-0,600000000000001</text:p>
          </table:table-cell>
          <table:table-cell office:value-type="float" office:value="0.2" calcext:value-type="float">
            <text:p>0,2</text:p>
          </table:table-cell>
          <table:table-cell table:formula="of:=((EXP([.$A10]) - EXP(-1))/(EXP(1) - EXP(-1)))^[.C$44]" office:value-type="float" office:value="0.167108713230603" calcext:value-type="float">
            <text:p>0,167108713230603</text:p>
          </table:table-cell>
          <table:table-cell table:formula="of:=((EXP([.$A10]) - EXP(-1))/(EXP(1) - EXP(-1)))^[.D$44]" office:value-type="float" office:value="0.258357757266371" calcext:value-type="float">
            <text:p>0,258357757266371</text:p>
          </table:table-cell>
          <table:table-cell table:formula="of:=((EXP([.$A10]) - EXP(-1))/(EXP(1) - EXP(-1)))^[.E$44]" office:value-type="float" office:value="0.81405894103034" calcext:value-type="float">
            <text:p>0,81405894103034</text:p>
          </table:table-cell>
          <table:table-cell table:formula="of:=((EXP([.$A10]) - EXP(-1))/(EXP(1) - EXP(-1)))^[.F$44]" office:value-type="float" office:value="0.0111542945036887" calcext:value-type="float">
            <text:p>0,011154294503689</text:p>
          </table:table-cell>
        </table:table-row>
        <table:table-row table:style-name="ro2">
          <table:table-cell office:value-type="float" office:value="-0.550000000000001" calcext:value-type="float">
            <text:p>-0,550000000000001</text:p>
          </table:table-cell>
          <table:table-cell office:value-type="float" office:value="0.225" calcext:value-type="float">
            <text:p>0,225</text:p>
          </table:table-cell>
          <table:table-cell table:formula="of:=((EXP([.$A11]) - EXP(-1))/(EXP(1) - EXP(-1)))^[.C$44]" office:value-type="float" office:value="0.184841589255754" calcext:value-type="float">
            <text:p>0,184841589255754</text:p>
          </table:table-cell>
          <table:table-cell table:formula="of:=((EXP([.$A11]) - EXP(-1))/(EXP(1) - EXP(-1)))^[.D$44]" office:value-type="float" office:value="0.278840196307392" calcext:value-type="float">
            <text:p>0,278840196307392</text:p>
          </table:table-cell>
          <table:table-cell table:formula="of:=((EXP([.$A11]) - EXP(-1))/(EXP(1) - EXP(-1)))^[.E$44]" office:value-type="float" office:value="0.82355441921639" calcext:value-type="float">
            <text:p>0,82355441921639</text:p>
          </table:table-cell>
          <table:table-cell table:formula="of:=((EXP([.$A11]) - EXP(-1))/(EXP(1) - EXP(-1)))^[.F$44]" office:value-type="float" office:value="0.0143717764599687" calcext:value-type="float">
            <text:p>0,014371776459969</text:p>
          </table:table-cell>
        </table:table-row>
        <table:table-row table:style-name="ro2">
          <table:table-cell office:value-type="float" office:value="-0.500000000000001" calcext:value-type="float">
            <text:p>-0,500000000000001</text:p>
          </table:table-cell>
          <table:table-cell office:value-type="float" office:value="0.25" calcext:value-type="float">
            <text:p>0,25</text:p>
          </table:table-cell>
          <table:table-cell table:formula="of:=((EXP([.$A12]) - EXP(-1))/(EXP(1) - EXP(-1)))^[.C$44]" office:value-type="float" office:value="0.202720914569521" calcext:value-type="float">
            <text:p>0,202720914569521</text:p>
          </table:table-cell>
          <table:table-cell table:formula="of:=((EXP([.$A12]) - EXP(-1))/(EXP(1) - EXP(-1)))^[.D$44]" office:value-type="float" office:value="0.299012262175474" calcext:value-type="float">
            <text:p>0,299012262175474</text:p>
          </table:table-cell>
          <table:table-cell table:formula="of:=((EXP([.$A12]) - EXP(-1))/(EXP(1) - EXP(-1)))^[.E$44]" office:value-type="float" office:value="0.832344484162282" calcext:value-type="float">
            <text:p>0,832344484162282</text:p>
          </table:table-cell>
          <table:table-cell table:formula="of:=((EXP([.$A12]) - EXP(-1))/(EXP(1) - EXP(-1)))^[.F$44]" office:value-type="float" office:value="0.0181249390219683" calcext:value-type="float">
            <text:p>0,018124939021968</text:p>
          </table:table-cell>
        </table:table-row>
        <table:table-row table:style-name="ro2">
          <table:table-cell office:value-type="float" office:value="-0.450000000000001" calcext:value-type="float">
            <text:p>-0,450000000000001</text:p>
          </table:table-cell>
          <table:table-cell office:value-type="float" office:value="0.275" calcext:value-type="float">
            <text:p>0,275</text:p>
          </table:table-cell>
          <table:table-cell table:formula="of:=((EXP([.$A13]) - EXP(-1))/(EXP(1) - EXP(-1)))^[.C$44]" office:value-type="float" office:value="0.220807767963244" calcext:value-type="float">
            <text:p>0,220807767963244</text:p>
          </table:table-cell>
          <table:table-cell table:formula="of:=((EXP([.$A13]) - EXP(-1))/(EXP(1) - EXP(-1)))^[.D$44]" office:value-type="float" office:value="0.318981877945477" calcext:value-type="float">
            <text:p>0,318981877945477</text:p>
          </table:table-cell>
          <table:table-cell table:formula="of:=((EXP([.$A13]) - EXP(-1))/(EXP(1) - EXP(-1)))^[.E$44]" office:value-type="float" office:value="0.84056421792298" calcext:value-type="float">
            <text:p>0,84056421792298</text:p>
          </table:table-cell>
          <table:table-cell table:formula="of:=((EXP([.$A13]) - EXP(-1))/(EXP(1) - EXP(-1)))^[.F$44]" office:value-type="float" office:value="0.0224670663973413" calcext:value-type="float">
            <text:p>0,022467066397341</text:p>
          </table:table-cell>
        </table:table-row>
        <table:table-row table:style-name="ro2">
          <table:table-cell office:value-type="float" office:value="-0.400000000000001" calcext:value-type="float">
            <text:p>-0,400000000000001</text:p>
          </table:table-cell>
          <table:table-cell office:value-type="float" office:value="0.3" calcext:value-type="float">
            <text:p>0,3</text:p>
          </table:table-cell>
          <table:table-cell table:formula="of:=((EXP([.$A14]) - EXP(-1))/(EXP(1) - EXP(-1)))^[.C$44]" office:value-type="float" office:value="0.239153999278265" calcext:value-type="float">
            <text:p>0,239153999278265</text:p>
          </table:table-cell>
          <table:table-cell table:formula="of:=((EXP([.$A14]) - EXP(-1))/(EXP(1) - EXP(-1)))^[.D$44]" office:value-type="float" office:value="0.338834625770799" calcext:value-type="float">
            <text:p>0,338834625770799</text:p>
          </table:table-cell>
          <table:table-cell table:formula="of:=((EXP([.$A14]) - EXP(-1))/(EXP(1) - EXP(-1)))^[.E$44]" office:value-type="float" office:value="0.848314107377105" calcext:value-type="float">
            <text:p>0,848314107377105</text:p>
          </table:table-cell>
          <table:table-cell table:formula="of:=((EXP([.$A14]) - EXP(-1))/(EXP(1) - EXP(-1)))^[.F$44]" office:value-type="float" office:value="0.0274570084537718" calcext:value-type="float">
            <text:p>0,027457008453772</text:p>
          </table:table-cell>
        </table:table-row>
        <table:table-row table:style-name="ro2">
          <table:table-cell office:value-type="float" office:value="-0.350000000000001" calcext:value-type="float">
            <text:p>-0,350000000000001</text:p>
          </table:table-cell>
          <table:table-cell office:value-type="float" office:value="0.325" calcext:value-type="float">
            <text:p>0,325</text:p>
          </table:table-cell>
          <table:table-cell table:formula="of:=((EXP([.$A15]) - EXP(-1))/(EXP(1) - EXP(-1)))^[.C$44]" office:value-type="float" office:value="0.257804998100033" calcext:value-type="float">
            <text:p>0,257804998100033</text:p>
          </table:table-cell>
          <table:table-cell table:formula="of:=((EXP([.$A15]) - EXP(-1))/(EXP(1) - EXP(-1)))^[.D$44]" office:value-type="float" office:value="0.358640296682965" calcext:value-type="float">
            <text:p>0,358640296682965</text:p>
          </table:table-cell>
          <table:table-cell table:formula="of:=((EXP([.$A15]) - EXP(-1))/(EXP(1) - EXP(-1)))^[.E$44]" office:value-type="float" office:value="0.855670980233357" calcext:value-type="float">
            <text:p>0,855670980233357</text:p>
          </table:table-cell>
          <table:table-cell table:formula="of:=((EXP([.$A15]) - EXP(-1))/(EXP(1) - EXP(-1)))^[.F$44]" office:value-type="float" office:value="0.033159616797902" calcext:value-type="float">
            <text:p>0,033159616797902</text:p>
          </table:table-cell>
        </table:table-row>
        <table:table-row table:style-name="ro2">
          <table:table-cell office:value-type="float" office:value="-0.300000000000001" calcext:value-type="float">
            <text:p>-0,300000000000001</text:p>
          </table:table-cell>
          <table:table-cell office:value-type="float" office:value="0.35" calcext:value-type="float">
            <text:p>0,35</text:p>
          </table:table-cell>
          <table:table-cell table:formula="of:=((EXP([.$A16]) - EXP(-1))/(EXP(1) - EXP(-1)))^[.C$44]" office:value-type="float" office:value="0.276801545436148" calcext:value-type="float">
            <text:p>0,276801545436148</text:p>
          </table:table-cell>
          <table:table-cell table:formula="of:=((EXP([.$A16]) - EXP(-1))/(EXP(1) - EXP(-1)))^[.D$44]" office:value-type="float" office:value="0.378457196896615" calcext:value-type="float">
            <text:p>0,378457196896615</text:p>
          </table:table-cell>
          <table:table-cell table:formula="of:=((EXP([.$A16]) - EXP(-1))/(EXP(1) - EXP(-1)))^[.E$44]" office:value-type="float" office:value="0.862694925401018" calcext:value-type="float">
            <text:p>0,862694925401018</text:p>
          </table:table-cell>
          <table:table-cell table:formula="of:=((EXP([.$A16]) - EXP(-1))/(EXP(1) - EXP(-1)))^[.F$44]" office:value-type="float" office:value="0.0396462438001585" calcext:value-type="float">
            <text:p>0,039646243800159</text:p>
          </table:table-cell>
        </table:table-row>
        <table:table-row table:style-name="ro2">
          <table:table-cell office:value-type="float" office:value="-0.250000000000002" calcext:value-type="float">
            <text:p>-0,250000000000002</text:p>
          </table:table-cell>
          <table:table-cell office:value-type="float" office:value="0.375" calcext:value-type="float">
            <text:p>0,375</text:p>
          </table:table-cell>
          <table:table-cell table:formula="of:=((EXP([.$A17]) - EXP(-1))/(EXP(1) - EXP(-1)))^[.C$44]" office:value-type="float" office:value="0.296181097700362" calcext:value-type="float">
            <text:p>0,296181097700362</text:p>
          </table:table-cell>
          <table:table-cell table:formula="of:=((EXP([.$A17]) - EXP(-1))/(EXP(1) - EXP(-1)))^[.D$44]" office:value-type="float" office:value="0.398335083187513" calcext:value-type="float">
            <text:p>0,398335083187513</text:p>
          </table:table-cell>
          <table:table-cell table:formula="of:=((EXP([.$A17]) - EXP(-1))/(EXP(1) - EXP(-1)))^[.E$44]" office:value-type="float" office:value="0.869433849057611" calcext:value-type="float">
            <text:p>0,869433849057611</text:p>
          </table:table-cell>
          <table:table-cell table:formula="of:=((EXP([.$A17]) - EXP(-1))/(EXP(1) - EXP(-1)))^[.F$44]" office:value-type="float" office:value="0.0469953031193753" calcext:value-type="float">
            <text:p>0,046995303119375</text:p>
          </table:table-cell>
        </table:table-row>
        <table:table-row table:style-name="ro2">
          <table:table-cell office:value-type="float" office:value="-0.200000000000002" calcext:value-type="float">
            <text:p>-0,200000000000002</text:p>
          </table:table-cell>
          <table:table-cell office:value-type="float" office:value="0.4" calcext:value-type="float">
            <text:p>0,4</text:p>
          </table:table-cell>
          <table:table-cell table:formula="of:=((EXP([.$A18]) - EXP(-1))/(EXP(1) - EXP(-1)))^[.C$44]" office:value-type="float" office:value="0.315978705136345" calcext:value-type="float">
            <text:p>0,315978705136345</text:p>
          </table:table-cell>
          <table:table-cell table:formula="of:=((EXP([.$A18]) - EXP(-1))/(EXP(1) - EXP(-1)))^[.D$44]" office:value-type="float" office:value="0.418317225528075" calcext:value-type="float">
            <text:p>0,418317225528075</text:p>
          </table:table-cell>
          <table:table-cell table:formula="of:=((EXP([.$A18]) - EXP(-1))/(EXP(1) - EXP(-1)))^[.E$44]" office:value-type="float" office:value="0.875926575344605" calcext:value-type="float">
            <text:p>0,875926575344605</text:p>
          </table:table-cell>
          <table:table-cell table:formula="of:=((EXP([.$A18]) - EXP(-1))/(EXP(1) - EXP(-1)))^[.F$44]" office:value-type="float" office:value="0.0552928927975184" calcext:value-type="float">
            <text:p>0,055292892797518</text:p>
          </table:table-cell>
        </table:table-row>
        <table:table-row table:style-name="ro2">
          <table:table-cell office:value-type="float" office:value="-0.150000000000002" calcext:value-type="float">
            <text:p>-0,150000000000002</text:p>
          </table:table-cell>
          <table:table-cell office:value-type="float" office:value="0.425" calcext:value-type="float">
            <text:p>0,425</text:p>
          </table:table-cell>
          <table:table-cell table:formula="of:=((EXP([.$A19]) - EXP(-1))/(EXP(1) - EXP(-1)))^[.C$44]" office:value-type="float" office:value="0.336227686931927" calcext:value-type="float">
            <text:p>0,336227686931927</text:p>
          </table:table-cell>
          <table:table-cell table:formula="of:=((EXP([.$A19]) - EXP(-1))/(EXP(1) - EXP(-1)))^[.D$44]" office:value-type="float" office:value="0.438441894634875" calcext:value-type="float">
            <text:p>0,438441894634875</text:p>
          </table:table-cell>
          <table:table-cell table:formula="of:=((EXP([.$A19]) - EXP(-1))/(EXP(1) - EXP(-1)))^[.E$44]" office:value-type="float" office:value="0.882205017004878" calcext:value-type="float">
            <text:p>0,882205017004878</text:p>
          </table:table-cell>
          <table:table-cell table:formula="of:=((EXP([.$A19]) - EXP(-1))/(EXP(1) - EXP(-1)))^[.F$44]" office:value-type="float" office:value="0.0646334836640347" calcext:value-type="float">
            <text:p>0,064633483664035</text:p>
          </table:table-cell>
        </table:table-row>
        <table:table-row table:style-name="ro2">
          <table:table-cell office:value-type="float" office:value="-0.100000000000002" calcext:value-type="float">
            <text:p>-0,100000000000002</text:p>
          </table:table-cell>
          <table:table-cell office:value-type="float" office:value="0.45" calcext:value-type="float">
            <text:p>0,45</text:p>
          </table:table-cell>
          <table:table-cell table:formula="of:=((EXP([.$A20]) - EXP(-1))/(EXP(1) - EXP(-1)))^[.C$44]" office:value-type="float" office:value="0.356960139780924" calcext:value-type="float">
            <text:p>0,356960139780924</text:p>
          </table:table-cell>
          <table:table-cell table:formula="of:=((EXP([.$A20]) - EXP(-1))/(EXP(1) - EXP(-1)))^[.D$44]" office:value-type="float" office:value="0.458743459237143" calcext:value-type="float">
            <text:p>0,458743459237143</text:p>
          </table:table-cell>
          <table:table-cell table:formula="of:=((EXP([.$A20]) - EXP(-1))/(EXP(1) - EXP(-1)))^[.E$44]" office:value-type="float" office:value="0.888295732345562" calcext:value-type="float">
            <text:p>0,888295732345562</text:p>
          </table:table-cell>
          <table:table-cell table:formula="of:=((EXP([.$A20]) - EXP(-1))/(EXP(1) - EXP(-1)))^[.F$44]" office:value-type="float" office:value="0.0751206770110702" calcext:value-type="float">
            <text:p>0,07512067701107</text:p>
          </table:table-cell>
        </table:table-row>
        <table:table-row table:style-name="ro2">
          <table:table-cell office:value-type="float" office:value="-0.0500000000000019" calcext:value-type="float">
            <text:p>-0,050000000000002</text:p>
          </table:table-cell>
          <table:table-cell office:value-type="float" office:value="0.475" calcext:value-type="float">
            <text:p>0,475</text:p>
          </table:table-cell>
          <table:table-cell table:formula="of:=((EXP([.$A21]) - EXP(-1))/(EXP(1) - EXP(-1)))^[.C$44]" office:value-type="float" office:value="0.378207329659678" calcext:value-type="float">
            <text:p>0,378207329659678</text:p>
          </table:table-cell>
          <table:table-cell table:formula="of:=((EXP([.$A21]) - EXP(-1))/(EXP(1) - EXP(-1)))^[.D$44]" office:value-type="float" office:value="0.479253211656028" calcext:value-type="float">
            <text:p>0,479253211656028</text:p>
          </table:table-cell>
          <table:table-cell table:formula="of:=((EXP([.$A21]) - EXP(-1))/(EXP(1) - EXP(-1)))^[.E$44]" office:value-type="float" office:value="0.894221065930129" calcext:value-type="float">
            <text:p>0,894221065930129</text:p>
          </table:table-cell>
          <table:table-cell table:formula="of:=((EXP([.$A21]) - EXP(-1))/(EXP(1) - EXP(-1)))^[.F$44]" office:value-type="float" office:value="0.0868680364847273" calcext:value-type="float">
            <text:p>0,0868680364847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formula="of:=((EXP([.$A22]) - EXP(-1))/(EXP(1) - EXP(-1)))^[.C$44]" office:value-type="float" office:value="0.4" calcext:value-type="float">
            <text:p>0,4</text:p>
          </table:table-cell>
          <table:table-cell table:formula="of:=((EXP([.$A22]) - EXP(-1))/(EXP(1) - EXP(-1)))^[.D$44]" office:value-type="float" office:value="0.5" calcext:value-type="float">
            <text:p>0,5</text:p>
          </table:table-cell>
          <table:table-cell table:formula="of:=((EXP([.$A22]) - EXP(-1))/(EXP(1) - EXP(-1)))^[.E$44]" office:value-type="float" office:value="0.9" calcext:value-type="float">
            <text:p>0,9</text:p>
          </table:table-cell>
          <table:table-cell table:formula="of:=((EXP([.$A22]) - EXP(-1))/(EXP(1) - EXP(-1)))^[.F$44]" office:value-type="float" office:value="0.1" calcext:value-type="float">
            <text:p>0,1</text:p>
          </table:table-cell>
        </table:table-row>
        <table:table-row table:style-name="ro2">
          <table:table-cell office:value-type="float" office:value="0.0499999999999978" calcext:value-type="float">
            <text:p>0,049999999999998</text:p>
          </table:table-cell>
          <table:table-cell office:value-type="float" office:value="0.525" calcext:value-type="float">
            <text:p>0,525</text:p>
          </table:table-cell>
          <table:table-cell table:formula="of:=((EXP([.$A23]) - EXP(-1))/(EXP(1) - EXP(-1)))^[.C$44]" office:value-type="float" office:value="0.422368618931525" calcext:value-type="float">
            <text:p>0,422368618931525</text:p>
          </table:table-cell>
          <table:table-cell table:formula="of:=((EXP([.$A23]) - EXP(-1))/(EXP(1) - EXP(-1)))^[.D$44]" office:value-type="float" office:value="0.521010719994159" calcext:value-type="float">
            <text:p>0,521010719994159</text:p>
          </table:table-cell>
          <table:table-cell table:formula="of:=((EXP([.$A23]) - EXP(-1))/(EXP(1) - EXP(-1)))^[.E$44]" office:value-type="float" office:value="0.905648800554155" calcext:value-type="float">
            <text:p>0,905648800554155</text:p>
          </table:table-cell>
          <table:table-cell table:formula="of:=((EXP([.$A23]) - EXP(-1))/(EXP(1) - EXP(-1)))^[.F$44]" office:value-type="float" office:value="0.114652878296201" calcext:value-type="float">
            <text:p>0,114652878296201</text:p>
          </table:table-cell>
        </table:table-row>
        <table:table-row table:style-name="ro2">
          <table:table-cell office:value-type="float" office:value="0.0999999999999979" calcext:value-type="float">
            <text:p>0,099999999999998</text:p>
          </table:table-cell>
          <table:table-cell office:value-type="float" office:value="0.55" calcext:value-type="float">
            <text:p>0,55</text:p>
          </table:table-cell>
          <table:table-cell table:formula="of:=((EXP([.$A24]) - EXP(-1))/(EXP(1) - EXP(-1)))^[.C$44]" office:value-type="float" office:value="0.445343581426897" calcext:value-type="float">
            <text:p>0,445343581426897</text:p>
          </table:table-cell>
          <table:table-cell table:formula="of:=((EXP([.$A24]) - EXP(-1))/(EXP(1) - EXP(-1)))^[.D$44]" office:value-type="float" office:value="0.542310703144293" calcext:value-type="float">
            <text:p>0,542310703144293</text:p>
          </table:table-cell>
          <table:table-cell table:formula="of:=((EXP([.$A24]) - EXP(-1))/(EXP(1) - EXP(-1)))^[.E$44]" office:value-type="float" office:value="0.911181514881972" calcext:value-type="float">
            <text:p>0,911181514881972</text:p>
          </table:table-cell>
          <table:table-cell table:formula="of:=((EXP([.$A24]) - EXP(-1))/(EXP(1) - EXP(-1)))^[.F$44]" office:value-type="float" office:value="0.130975947547904" calcext:value-type="float">
            <text:p>0,130975947547904</text:p>
          </table:table-cell>
        </table:table-row>
        <table:table-row table:style-name="ro2">
          <table:table-cell office:value-type="float" office:value="0.149999999999998" calcext:value-type="float">
            <text:p>0,149999999999998</text:p>
          </table:table-cell>
          <table:table-cell office:value-type="float" office:value="0.575" calcext:value-type="float">
            <text:p>0,575</text:p>
          </table:table-cell>
          <table:table-cell table:formula="of:=((EXP([.$A25]) - EXP(-1))/(EXP(1) - EXP(-1)))^[.C$44]" office:value-type="float" office:value="0.468955377624141" calcext:value-type="float">
            <text:p>0,468955377624141</text:p>
          </table:table-cell>
          <table:table-cell table:formula="of:=((EXP([.$A25]) - EXP(-1))/(EXP(1) - EXP(-1)))^[.D$44]" office:value-type="float" office:value="0.563924027147777" calcext:value-type="float">
            <text:p>0,563924027147777</text:p>
          </table:table-cell>
          <table:table-cell table:formula="of:=((EXP([.$A25]) - EXP(-1))/(EXP(1) - EXP(-1)))^[.E$44]" office:value-type="float" office:value="0.916610359803021" calcext:value-type="float">
            <text:p>0,916610359803021</text:p>
          </table:table-cell>
          <table:table-cell table:formula="of:=((EXP([.$A25]) - EXP(-1))/(EXP(1) - EXP(-1)))^[.F$44]" office:value-type="float" office:value="0.149132644261543" calcext:value-type="float">
            <text:p>0,149132644261543</text:p>
          </table:table-cell>
        </table:table-row>
        <table:table-row table:style-name="ro2">
          <table:table-cell office:value-type="float" office:value="0.199999999999998" calcext:value-type="float">
            <text:p>0,199999999999998</text:p>
          </table:table-cell>
          <table:table-cell office:value-type="float" office:value="0.6" calcext:value-type="float">
            <text:p>0,6</text:p>
          </table:table-cell>
          <table:table-cell table:formula="of:=((EXP([.$A26]) - EXP(-1))/(EXP(1) - EXP(-1)))^[.C$44]" office:value-type="float" office:value="0.493234735496712" calcext:value-type="float">
            <text:p>0,493234735496712</text:p>
          </table:table-cell>
          <table:table-cell table:formula="of:=((EXP([.$A26]) - EXP(-1))/(EXP(1) - EXP(-1)))^[.D$44]" office:value-type="float" office:value="0.585873767173027" calcext:value-type="float">
            <text:p>0,585873767173027</text:p>
          </table:table-cell>
          <table:table-cell table:formula="of:=((EXP([.$A26]) - EXP(-1))/(EXP(1) - EXP(-1)))^[.E$44]" office:value-type="float" office:value="0.921946028261898" calcext:value-type="float">
            <text:p>0,921946028261898</text:p>
          </table:table-cell>
          <table:table-cell table:formula="of:=((EXP([.$A26]) - EXP(-1))/(EXP(1) - EXP(-1)))^[.F$44]" office:value-type="float" office:value="0.169301871539783" calcext:value-type="float">
            <text:p>0,169301871539783</text:p>
          </table:table-cell>
        </table:table-row>
        <table:table-row table:style-name="ro2">
          <table:table-cell office:value-type="float" office:value="0.249999999999998" calcext:value-type="float">
            <text:p>0,249999999999998</text:p>
          </table:table-cell>
          <table:table-cell office:value-type="float" office:value="0.625" calcext:value-type="float">
            <text:p>0,625</text:p>
          </table:table-cell>
          <table:table-cell table:formula="of:=((EXP([.$A27]) - EXP(-1))/(EXP(1) - EXP(-1)))^[.C$44]" office:value-type="float" office:value="0.518212743887725" calcext:value-type="float">
            <text:p>0,518212743887725</text:p>
          </table:table-cell>
          <table:table-cell table:formula="of:=((EXP([.$A27]) - EXP(-1))/(EXP(1) - EXP(-1)))^[.D$44]" office:value-type="float" office:value="0.608182201605453" calcext:value-type="float">
            <text:p>0,608182201605453</text:p>
          </table:table-cell>
          <table:table-cell table:formula="of:=((EXP([.$A27]) - EXP(-1))/(EXP(1) - EXP(-1)))^[.E$44]" office:value-type="float" office:value="0.927197934086688" calcext:value-type="float">
            <text:p>0,927197934086688</text:p>
          </table:table-cell>
          <table:table-cell table:formula="of:=((EXP([.$A27]) - EXP(-1))/(EXP(1) - EXP(-1)))^[.F$44]" office:value-type="float" office:value="0.191679426699626" calcext:value-type="float">
            <text:p>0,191679426699626</text:p>
          </table:table-cell>
        </table:table-row>
        <table:table-row table:style-name="ro2">
          <table:table-cell office:value-type="float" office:value="0.299999999999998" calcext:value-type="float">
            <text:p>0,299999999999998</text:p>
          </table:table-cell>
          <table:table-cell office:value-type="float" office:value="0.65" calcext:value-type="float">
            <text:p>0,65</text:p>
          </table:table-cell>
          <table:table-cell table:formula="of:=((EXP([.$A28]) - EXP(-1))/(EXP(1) - EXP(-1)))^[.C$44]" office:value-type="float" office:value="0.54392096040424" calcext:value-type="float">
            <text:p>0,54392096040424</text:p>
          </table:table-cell>
          <table:table-cell table:formula="of:=((EXP([.$A28]) - EXP(-1))/(EXP(1) - EXP(-1)))^[.D$44]" office:value-type="float" office:value="0.630870982334356" calcext:value-type="float">
            <text:p>0,630870982334356</text:p>
          </table:table-cell>
          <table:table-cell table:formula="of:=((EXP([.$A28]) - EXP(-1))/(EXP(1) - EXP(-1)))^[.E$44]" office:value-type="float" office:value="0.93237440932401" calcext:value-type="float">
            <text:p>0,93237440932401</text:p>
          </table:table-cell>
          <table:table-cell table:formula="of:=((EXP([.$A28]) - EXP(-1))/(EXP(1) - EXP(-1)))^[.F$44]" office:value-type="float" office:value="0.216479561198671" calcext:value-type="float">
            <text:p>0,216479561198671</text:p>
          </table:table-cell>
        </table:table-row>
        <table:table-row table:style-name="ro2">
          <table:table-cell office:value-type="float" office:value="0.349999999999998" calcext:value-type="float">
            <text:p>0,349999999999998</text:p>
          </table:table-cell>
          <table:table-cell office:value-type="float" office:value="0.675" calcext:value-type="float">
            <text:p>0,675</text:p>
          </table:table-cell>
          <table:table-cell table:formula="of:=((EXP([.$A29]) - EXP(-1))/(EXP(1) - EXP(-1)))^[.C$44]" office:value-type="float" office:value="0.57039150757716" calcext:value-type="float">
            <text:p>0,57039150757716</text:p>
          </table:table-cell>
          <table:table-cell table:formula="of:=((EXP([.$A29]) - EXP(-1))/(EXP(1) - EXP(-1)))^[.D$44]" office:value-type="float" office:value="0.653961277144064" calcext:value-type="float">
            <text:p>0,653961277144064</text:p>
          </table:table-cell>
          <table:table-cell table:formula="of:=((EXP([.$A29]) - EXP(-1))/(EXP(1) - EXP(-1)))^[.E$44]" office:value-type="float" office:value="0.937482864786262" calcext:value-type="float">
            <text:p>0,937482864786262</text:p>
          </table:table-cell>
          <table:table-cell table:formula="of:=((EXP([.$A29]) - EXP(-1))/(EXP(1) - EXP(-1)))^[.F$44]" office:value-type="float" office:value="0.243936684868019" calcext:value-type="float">
            <text:p>0,243936684868019</text:p>
          </table:table-cell>
        </table:table-row>
        <table:table-row table:style-name="ro2">
          <table:table-cell office:value-type="float" office:value="0.399999999999998" calcext:value-type="float">
            <text:p>0,399999999999998</text:p>
          </table:table-cell>
          <table:table-cell office:value-type="float" office:value="0.7" calcext:value-type="float">
            <text:p>0,7</text:p>
          </table:table-cell>
          <table:table-cell table:formula="of:=((EXP([.$A30]) - EXP(-1))/(EXP(1) - EXP(-1)))^[.C$44]" office:value-type="float" office:value="0.597657159899333" calcext:value-type="float">
            <text:p>0,597657159899333</text:p>
          </table:table-cell>
          <table:table-cell table:formula="of:=((EXP([.$A30]) - EXP(-1))/(EXP(1) - EXP(-1)))^[.D$44]" office:value-type="float" office:value="0.677473889956504" calcext:value-type="float">
            <text:p>0,677473889956504</text:p>
          </table:table-cell>
          <table:table-cell table:formula="of:=((EXP([.$A30]) - EXP(-1))/(EXP(1) - EXP(-1)))^[.E$44]" office:value-type="float" office:value="0.942529921760917" calcext:value-type="float">
            <text:p>0,942529921760917</text:p>
          </table:table-cell>
          <table:table-cell table:formula="of:=((EXP([.$A30]) - EXP(-1))/(EXP(1) - EXP(-1)))^[.F$44]" office:value-type="float" office:value="0.274307227580719" calcext:value-type="float">
            <text:p>0,274307227580719</text:p>
          </table:table-cell>
        </table:table-row>
        <table:table-row table:style-name="ro2">
          <table:table-cell office:value-type="float" office:value="0.449999999999998" calcext:value-type="float">
            <text:p>0,449999999999998</text:p>
          </table:table-cell>
          <table:table-cell office:value-type="float" office:value="0.725" calcext:value-type="float">
            <text:p>0,725</text:p>
          </table:table-cell>
          <table:table-cell table:formula="of:=((EXP([.$A31]) - EXP(-1))/(EXP(1) - EXP(-1)))^[.C$44]" office:value-type="float" office:value="0.625751423770252" calcext:value-type="float">
            <text:p>0,625751423770252</text:p>
          </table:table-cell>
          <table:table-cell table:formula="of:=((EXP([.$A31]) - EXP(-1))/(EXP(1) - EXP(-1)))^[.D$44]" office:value-type="float" office:value="0.701429363341333" calcext:value-type="float">
            <text:p>0,701429363341333</text:p>
          </table:table-cell>
          <table:table-cell table:formula="of:=((EXP([.$A31]) - EXP(-1))/(EXP(1) - EXP(-1)))^[.E$44]" office:value-type="float" office:value="0.94752152089479" calcext:value-type="float">
            <text:p>0,94752152089479</text:p>
          </table:table-cell>
          <table:table-cell table:formula="of:=((EXP([.$A31]) - EXP(-1))/(EXP(1) - EXP(-1)))^[.F$44]" office:value-type="float" office:value="0.307871672711662" calcext:value-type="float">
            <text:p>0,307871672711662</text:p>
          </table:table-cell>
        </table:table-row>
        <table:table-row table:style-name="ro2">
          <table:table-cell office:value-type="float" office:value="0.499999999999998" calcext:value-type="float">
            <text:p>0,499999999999998</text:p>
          </table:table-cell>
          <table:table-cell office:value-type="float" office:value="0.75" calcext:value-type="float">
            <text:p>0,75</text:p>
          </table:table-cell>
          <table:table-cell table:formula="of:=((EXP([.$A32]) - EXP(-1))/(EXP(1) - EXP(-1)))^[.C$44]" office:value-type="float" office:value="0.654708611940291" calcext:value-type="float">
            <text:p>0,654708611940291</text:p>
          </table:table-cell>
          <table:table-cell table:formula="of:=((EXP([.$A32]) - EXP(-1))/(EXP(1) - EXP(-1)))^[.D$44]" office:value-type="float" office:value="0.725848066722112" calcext:value-type="float">
            <text:p>0,725848066722112</text:p>
          </table:table-cell>
          <table:table-cell table:formula="of:=((EXP([.$A32]) - EXP(-1))/(EXP(1) - EXP(-1)))^[.E$44]" office:value-type="float" office:value="0.952463012850954" calcext:value-type="float">
            <text:p>0,952463012850954</text:p>
          </table:table-cell>
          <table:table-cell table:formula="of:=((EXP([.$A32]) - EXP(-1))/(EXP(1) - EXP(-1)))^[.F$44]" office:value-type="float" office:value="0.344936778079164" calcext:value-type="float">
            <text:p>0,344936778079164</text:p>
          </table:table-cell>
        </table:table-row>
        <table:table-row table:style-name="ro2">
          <table:table-cell office:value-type="float" office:value="0.549999999999998" calcext:value-type="float">
            <text:p>0,549999999999998</text:p>
          </table:table-cell>
          <table:table-cell office:value-type="float" office:value="0.775" calcext:value-type="float">
            <text:p>0,775</text:p>
          </table:table-cell>
          <table:table-cell table:formula="of:=((EXP([.$A33]) - EXP(-1))/(EXP(1) - EXP(-1)))^[.C$44]" office:value-type="float" office:value="0.68456391371926" calcext:value-type="float">
            <text:p>0,68456391371926</text:p>
          </table:table-cell>
          <table:table-cell table:formula="of:=((EXP([.$A33]) - EXP(-1))/(EXP(1) - EXP(-1)))^[.D$44]" office:value-type="float" office:value="0.750750272965727" calcext:value-type="float">
            <text:p>0,750750272965727</text:p>
          </table:table-cell>
          <table:table-cell table:formula="of:=((EXP([.$A33]) - EXP(-1))/(EXP(1) - EXP(-1)))^[.E$44]" office:value-type="float" office:value="0.957359234289373" calcext:value-type="float">
            <text:p>0,957359234289373</text:p>
          </table:table-cell>
          <table:table-cell table:formula="of:=((EXP([.$A33]) - EXP(-1))/(EXP(1) - EXP(-1)))^[.F$44]" office:value-type="float" office:value="0.385838001511294" calcext:value-type="float">
            <text:p>0,385838001511294</text:p>
          </table:table-cell>
        </table:table-row>
        <table:table-row table:style-name="ro2">
          <table:table-cell office:value-type="float" office:value="0.599999999999998" calcext:value-type="float">
            <text:p>0,599999999999998</text:p>
          </table:table-cell>
          <table:table-cell office:value-type="float" office:value="0.8" calcext:value-type="float">
            <text:p>0,8</text:p>
          </table:table-cell>
          <table:table-cell table:formula="of:=((EXP([.$A34]) - EXP(-1))/(EXP(1) - EXP(-1)))^[.C$44]" office:value-type="float" office:value="0.715353461964336" calcext:value-type="float">
            <text:p>0,715353461964336</text:p>
          </table:table-cell>
          <table:table-cell table:formula="of:=((EXP([.$A34]) - EXP(-1))/(EXP(1) - EXP(-1)))^[.D$44]" office:value-type="float" office:value="0.776156225480147" calcext:value-type="float">
            <text:p>0,776156225480147</text:p>
          </table:table-cell>
          <table:table-cell table:formula="of:=((EXP([.$A34]) - EXP(-1))/(EXP(1) - EXP(-1)))^[.E$44]" office:value-type="float" office:value="0.962214571939651" calcext:value-type="float">
            <text:p>0,962214571939651</text:p>
          </table:table-cell>
          <table:table-cell table:formula="of:=((EXP([.$A34]) - EXP(-1))/(EXP(1) - EXP(-1)))^[.F$44]" office:value-type="float" office:value="0.430942149762925" calcext:value-type="float">
            <text:p>0,430942149762925</text:p>
          </table:table-cell>
        </table:table-row>
        <table:table-row table:style-name="ro2">
          <table:table-cell office:value-type="float" office:value="0.649999999999998" calcext:value-type="float">
            <text:p>0,649999999999998</text:p>
          </table:table-cell>
          <table:table-cell office:value-type="float" office:value="0.825" calcext:value-type="float">
            <text:p>0,825</text:p>
          </table:table-cell>
          <table:table-cell table:formula="of:=((EXP([.$A35]) - EXP(-1))/(EXP(1) - EXP(-1)))^[.C$44]" office:value-type="float" office:value="0.747114397670661" calcext:value-type="float">
            <text:p>0,747114397670661</text:p>
          </table:table-cell>
          <table:table-cell table:formula="of:=((EXP([.$A35]) - EXP(-1))/(EXP(1) - EXP(-1)))^[.D$44]" office:value-type="float" office:value="0.802086197515082" calcext:value-type="float">
            <text:p>0,802086197515082</text:p>
          </table:table-cell>
          <table:table-cell table:formula="of:=((EXP([.$A35]) - EXP(-1))/(EXP(1) - EXP(-1)))^[.E$44]" office:value-type="float" office:value="0.967033016942962" calcext:value-type="float">
            <text:p>0,967033016942962</text:p>
          </table:table-cell>
          <table:table-cell table:formula="of:=((EXP([.$A35]) - EXP(-1))/(EXP(1) - EXP(-1)))^[.F$44]" office:value-type="float" office:value="0.480650271235344" calcext:value-type="float">
            <text:p>0,480650271235344</text:p>
          </table:table-cell>
        </table:table-row>
        <table:table-row table:style-name="ro2">
          <table:table-cell office:value-type="float" office:value="0.699999999999998" calcext:value-type="float">
            <text:p>0,699999999999998</text:p>
          </table:table-cell>
          <table:table-cell office:value-type="float" office:value="0.85" calcext:value-type="float">
            <text:p>0,85</text:p>
          </table:table-cell>
          <table:table-cell table:formula="of:=((EXP([.$A36]) - EXP(-1))/(EXP(1) - EXP(-1)))^[.C$44]" office:value-type="float" office:value="0.779884932839435" calcext:value-type="float">
            <text:p>0,779884932839435</text:p>
          </table:table-cell>
          <table:table-cell table:formula="of:=((EXP([.$A36]) - EXP(-1))/(EXP(1) - EXP(-1)))^[.D$44]" office:value-type="float" office:value="0.828560545027415" calcext:value-type="float">
            <text:p>0,828560545027415</text:p>
          </table:table-cell>
          <table:table-cell table:formula="of:=((EXP([.$A36]) - EXP(-1))/(EXP(1) - EXP(-1)))^[.E$44]" office:value-type="float" office:value="0.971818211189049" calcext:value-type="float">
            <text:p>0,971818211189049</text:p>
          </table:table-cell>
          <table:table-cell table:formula="of:=((EXP([.$A36]) - EXP(-1))/(EXP(1) - EXP(-1)))^[.F$44]" office:value-type="float" office:value="0.535400814832478" calcext:value-type="float">
            <text:p>0,535400814832478</text:p>
          </table:table-cell>
        </table:table-row>
        <table:table-row table:style-name="ro2">
          <table:table-cell office:value-type="float" office:value="0.749999999999998" calcext:value-type="float">
            <text:p>0,749999999999998</text:p>
          </table:table-cell>
          <table:table-cell office:value-type="float" office:value="0.875" calcext:value-type="float">
            <text:p>0,875</text:p>
          </table:table-cell>
          <table:table-cell table:formula="of:=((EXP([.$A37]) - EXP(-1))/(EXP(1) - EXP(-1)))^[.C$44]" office:value-type="float" office:value="0.813704412182512" calcext:value-type="float">
            <text:p>0,813704412182512</text:p>
          </table:table-cell>
          <table:table-cell table:formula="of:=((EXP([.$A37]) - EXP(-1))/(EXP(1) - EXP(-1)))^[.D$44]" office:value-type="float" office:value="0.855599754214" calcext:value-type="float">
            <text:p>0,855599754214</text:p>
          </table:table-cell>
          <table:table-cell table:formula="of:=((EXP([.$A37]) - EXP(-1))/(EXP(1) - EXP(-1)))^[.E$44]" office:value-type="float" office:value="0.97657348702691" calcext:value-type="float">
            <text:p>0,97657348702691</text:p>
          </table:table-cell>
          <table:table-cell table:formula="of:=((EXP([.$A37]) - EXP(-1))/(EXP(1) - EXP(-1)))^[.F$44]" office:value-type="float" office:value="0.595673079341129" calcext:value-type="float">
            <text:p>0,595673079341129</text:p>
          </table:table-cell>
        </table:table-row>
        <table:table-row table:style-name="ro2">
          <table:table-cell office:value-type="float" office:value="0.799999999999999" calcext:value-type="float">
            <text:p>0,799999999999999</text:p>
          </table:table-cell>
          <table:table-cell office:value-type="float" office:value="0.9" calcext:value-type="float">
            <text:p>0,9</text:p>
          </table:table-cell>
          <table:table-cell table:formula="of:=((EXP([.$A38]) - EXP(-1))/(EXP(1) - EXP(-1)))^[.C$44]" office:value-type="float" office:value="0.848613374131539" calcext:value-type="float">
            <text:p>0,848613374131539</text:p>
          </table:table-cell>
          <table:table-cell table:formula="of:=((EXP([.$A38]) - EXP(-1))/(EXP(1) - EXP(-1)))^[.D$44]" office:value-type="float" office:value="0.883224484610739" calcext:value-type="float">
            <text:p>0,883224484610739</text:p>
          </table:table-cell>
          <table:table-cell table:formula="of:=((EXP([.$A38]) - EXP(-1))/(EXP(1) - EXP(-1)))^[.E$44]" office:value-type="float" office:value="0.981301901458211" calcext:value-type="float">
            <text:p>0,981301901458211</text:p>
          </table:table-cell>
          <table:table-cell table:formula="of:=((EXP([.$A38]) - EXP(-1))/(EXP(1) - EXP(-1)))^[.F$44]" office:value-type="float" office:value="0.661990979963175" calcext:value-type="float">
            <text:p>0,661990979963175</text:p>
          </table:table-cell>
        </table:table-row>
        <table:table-row table:style-name="ro2">
          <table:table-cell office:value-type="float" office:value="0.849999999999998" calcext:value-type="float">
            <text:p>0,849999999999998</text:p>
          </table:table-cell>
          <table:table-cell office:value-type="float" office:value="0.925" calcext:value-type="float">
            <text:p>0,925</text:p>
          </table:table-cell>
          <table:table-cell table:formula="of:=((EXP([.$A39]) - EXP(-1))/(EXP(1) - EXP(-1)))^[.C$44]" office:value-type="float" office:value="0.884653611547884" calcext:value-type="float">
            <text:p>0,884653611547884</text:p>
          </table:table-cell>
          <table:table-cell table:formula="of:=((EXP([.$A39]) - EXP(-1))/(EXP(1) - EXP(-1)))^[.D$44]" office:value-type="float" office:value="0.911455608495699" calcext:value-type="float">
            <text:p>0,911455608495699</text:p>
          </table:table-cell>
          <table:table-cell table:formula="of:=((EXP([.$A39]) - EXP(-1))/(EXP(1) - EXP(-1)))^[.E$44]" office:value-type="float" office:value="0.986006265711516" calcext:value-type="float">
            <text:p>0,986006265711516</text:p>
          </table:table-cell>
          <table:table-cell table:formula="of:=((EXP([.$A39]) - EXP(-1))/(EXP(1) - EXP(-1)))^[.F$44]" office:value-type="float" office:value="0.734927161072569" calcext:value-type="float">
            <text:p>0,734927161072569</text:p>
          </table:table-cell>
        </table:table-row>
        <table:table-row table:style-name="ro2">
          <table:table-cell office:value-type="float" office:value="0.899999999999999" calcext:value-type="float">
            <text:p>0,899999999999999</text:p>
          </table:table-cell>
          <table:table-cell office:value-type="float" office:value="0.95" calcext:value-type="float">
            <text:p>0,95</text:p>
          </table:table-cell>
          <table:table-cell table:formula="of:=((EXP([.$A40]) - EXP(-1))/(EXP(1) - EXP(-1)))^[.C$44]" office:value-type="float" office:value="0.921868232472496" calcext:value-type="float">
            <text:p>0,921868232472496</text:p>
          </table:table-cell>
          <table:table-cell table:formula="of:=((EXP([.$A40]) - EXP(-1))/(EXP(1) - EXP(-1)))^[.D$44]" office:value-type="float" office:value="0.940314247205583" calcext:value-type="float">
            <text:p>0,940314247205583</text:p>
          </table:table-cell>
          <table:table-cell table:formula="of:=((EXP([.$A40]) - EXP(-1))/(EXP(1) - EXP(-1)))^[.E$44]" office:value-type="float" office:value="0.990689170929194" calcext:value-type="float">
            <text:p>0,990689170929194</text:p>
          </table:table-cell>
          <table:table-cell table:formula="of:=((EXP([.$A40]) - EXP(-1))/(EXP(1) - EXP(-1)))^[.F$44]" office:value-type="float" office:value="0.815107486938414" calcext:value-type="float">
            <text:p>0,815107486938414</text:p>
          </table:table-cell>
        </table:table-row>
        <table:table-row table:style-name="ro2">
          <table:table-cell office:value-type="float" office:value="0.949999999999999" calcext:value-type="float">
            <text:p>0,949999999999999</text:p>
          </table:table-cell>
          <table:table-cell office:value-type="float" office:value="0.975" calcext:value-type="float">
            <text:p>0,975</text:p>
          </table:table-cell>
          <table:table-cell table:formula="of:=((EXP([.$A41]) - EXP(-1))/(EXP(1) - EXP(-1)))^[.C$44]" office:value-type="float" office:value="0.960301721209387" calcext:value-type="float">
            <text:p>0,960301721209387</text:p>
          </table:table-cell>
          <table:table-cell table:formula="of:=((EXP([.$A41]) - EXP(-1))/(EXP(1) - EXP(-1)))^[.D$44]" office:value-type="float" office:value="0.969821804871893" calcext:value-type="float">
            <text:p>0,969821804871893</text:p>
          </table:table-cell>
          <table:table-cell table:formula="of:=((EXP([.$A41]) - EXP(-1))/(EXP(1) - EXP(-1)))^[.E$44]" office:value-type="float" office:value="0.995353010566891" calcext:value-type="float">
            <text:p>0,995353010566891</text:p>
          </table:table-cell>
          <table:table-cell table:formula="of:=((EXP([.$A41]) - EXP(-1))/(EXP(1) - EXP(-1)))^[.F$44]" office:value-type="float" office:value="0.903215945067685" calcext:value-type="float">
            <text:p>0,903215945067685</text:p>
          </table:table-cell>
        </table:table-row>
        <table:table-row table:style-name="ro2">
          <table:table-cell table:style-name="ce3" office:value-type="float" office:value="0.999999999999999" calcext:value-type="float">
            <text:p>0,999999999999999</text:p>
          </table:table-cell>
          <table:table-cell table:style-name="ce6" office:value-type="float" office:value="1" calcext:value-type="float">
            <text:p>1</text:p>
          </table:table-cell>
          <table:table-cell table:formula="of:=((EXP([.$A42]) - EXP(-1))/(EXP(1) - EXP(-1)))^[.C$44]" office:value-type="float" office:value="0.999999999999999" calcext:value-type="float">
            <text:p>0,999999999999999</text:p>
          </table:table-cell>
          <table:table-cell table:formula="of:=((EXP([.$A42]) - EXP(-1))/(EXP(1) - EXP(-1)))^[.D$44]" office:value-type="float" office:value="0.999999999999999" calcext:value-type="float">
            <text:p>0,999999999999999</text:p>
          </table:table-cell>
          <table:table-cell table:formula="of:=((EXP([.$A42]) - EXP(-1))/(EXP(1) - EXP(-1)))^[.E$44]" office:value-type="float" office:value="1" calcext:value-type="float">
            <text:p>1</text:p>
          </table:table-cell>
          <table:table-cell table:formula="of:=((EXP([.$A42]) - EXP(-1))/(EXP(1) - EXP(-1)))^[.F$44]" office:value-type="float" office:value="0.999999999999997" calcext:value-type="float">
            <text:p>0,999999999999997</text:p>
          </table:table-cell>
        </table:table-row>
        <table:table-row table:style-name="ro2">
          <table:table-cell table:style-name="Default" table:number-columns-repeated="2"/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</table:table-row>
        <table:table-row table:style-name="ro2">
          <table:table-cell table:style-name="Default" table:number-columns-repeated="2"/>
          <table:table-cell table:formula="of:=LOG([.C43];(EXP(0) - EXP(-1))/(EXP(1) - EXP(-1)))" office:value-type="float" office:value="0.697721360931304" calcext:value-type="float">
            <text:p>0,697721360931304</text:p>
          </table:table-cell>
          <table:table-cell table:formula="of:=LOG([.D43];(EXP(0) - EXP(-1))/(EXP(1) - EXP(-1)))" office:value-type="float" office:value="0.527805834243015" calcext:value-type="float">
            <text:p>0,527805834243015</text:p>
          </table:table-cell>
          <table:table-cell table:formula="of:=LOG([.E43];(EXP(0) - EXP(-1))/(EXP(1) - EXP(-1)))" office:value-type="float" office:value="0.0802281195432836" calcext:value-type="float">
            <text:p>0,080228119543284</text:p>
          </table:table-cell>
          <table:table-cell table:formula="of:=LOG([.F43];(EXP(0) - EXP(-1))/(EXP(1) - EXP(-1)))" office:value-type="float" office:value="1.75333302941733" calcext:value-type="float">
            <text:p>1,753333029417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21:50:42.316439897</meta:creation-date>
    <dc:date>2020-05-18T00:01:37.103907698</dc:date>
    <meta:editing-duration>PT4M11S</meta:editing-duration>
    <meta:editing-cycles>1</meta:editing-cycles>
    <meta:document-statistic meta:table-count="1" meta:cell-count="26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354cm" svg:height="16.812cm" xlink:href=".." xlink:type="simple" chart:class="chart:line" chart:style-name="ch1">
        <chart:legend chart:legend-position="end" svg:x="32.343cm" svg:y="7.111cm" style:legend-expansion="high" chart:style-name="ch2"/>
        <chart:plot-area chart:style-name="ch3" table:cell-range-address="Sheet1.A1:Sheet1.F42" chart:data-source-has-labels="both" svg:x="0.707cm" svg:y="0.336cm" svg:width="30.929cm" svg:height="16.14cm">
          <chartooo:coordinate-region svg:x="1.434cm" svg:y="0.336cm" svg:width="30.061cm" svg:height="13.164cm"/>
          <chart:axis chart:dimension="x" chart:name="primary-x" chart:style-name="ch4" chartooo:axis-type="auto">
            <chartooo:date-scale/>
            <chart:categories table:cell-range-address="Sheet1.A2:Sheet1.A4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2" chart:label-cell-address="Sheet1.B1:Sheet1.B1" chart:class="chart:line">
            <chart:data-point chart:repeated="20"/>
            <chart:data-point chart:style-name="ch7"/>
            <chart:data-point chart:repeated="20"/>
          </chart:series>
          <chart:series chart:style-name="ch8" chart:values-cell-range-address="Sheet1.C2:Sheet1.C42" chart:label-cell-address="Sheet1.C1:Sheet1.C1" chart:class="chart:line">
            <chart:data-point chart:repeated="41"/>
          </chart:series>
          <chart:series chart:style-name="ch9" chart:values-cell-range-address="Sheet1.D2:Sheet1.D42" chart:label-cell-address="Sheet1.D1:Sheet1.D1" chart:class="chart:line">
            <chart:data-point chart:repeated="41"/>
          </chart:series>
          <chart:series chart:style-name="ch10" chart:values-cell-range-address="Sheet1.E2:Sheet1.E42" chart:label-cell-address="Sheet1.E1:Sheet1.E1" chart:class="chart:line">
            <chart:data-point chart:repeated="41"/>
          </chart:series>
          <chart:series chart:style-name="ch11" chart:values-cell-range-address="Sheet1.F2:Sheet1.F42" chart:label-cell-address="Sheet1.F1:Sheet1.F1" chart:class="chart:line"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  <table:table-cell office:value-type="string">
                <text:p>f1(x) y=0.4</text:p>
                <draw:g>
                  <svg:desc>Sheet1.C1:Sheet1.C1</svg:desc>
                </draw:g>
              </table:table-cell>
              <table:table-cell office:value-type="string">
                <text:p>f2(x) y=0.5</text:p>
                <draw:g>
                  <svg:desc>Sheet1.D1:Sheet1.D1</svg:desc>
                </draw:g>
              </table:table-cell>
              <table:table-cell office:value-type="string">
                <text:p>f3(x) y=0.9</text:p>
                <draw:g>
                  <svg:desc>Sheet1.E1:Sheet1.E1</svg:desc>
                </draw:g>
              </table:table-cell>
              <table:table-cell office:value-type="string">
                <text:p>f4(x) y=0.1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Sheet1.A2:Sheet1.A42</svg:desc>
                </draw:g>
              </table:table-cell>
              <table:table-cell office:value-type="float" office:value="0">
                <text:p>0</text:p>
                <draw:g>
                  <svg:desc>Sheet1.B2:Sheet1.B42</svg:desc>
                </draw:g>
              </table:table-cell>
              <table:table-cell office:value-type="float" office:value="0">
                <text:p>0</text:p>
                <draw:g>
                  <svg:desc>Sheet1.C2:Sheet1.C42</svg:desc>
                </draw:g>
              </table:table-cell>
              <table:table-cell office:value-type="float" office:value="0">
                <text:p>0</text:p>
                <draw:g>
                  <svg:desc>Sheet1.D2:Sheet1.D42</svg:desc>
                </draw:g>
              </table:table-cell>
              <table:table-cell office:value-type="float" office:value="0">
                <text:p>0</text:p>
                <draw:g>
                  <svg:desc>Sheet1.E2:Sheet1.E42</svg:desc>
                </draw:g>
              </table:table-cell>
              <table:table-cell office:value-type="float" office:value="0">
                <text:p>0</text:p>
                <draw:g>
                  <svg:desc>Sheet1.F2:Sheet1.F42</svg:desc>
                </draw:g>
              </table:table-cell>
            </table:table-row>
            <table:table-row>
              <table:table-cell office:value-type="float" office:value="-0.95">
                <text:p>-0.95</text:p>
              </table:table-cell>
              <table:table-cell office:value-type="float" office:value="0.025">
                <text:p>0.025</text:p>
              </table:table-cell>
              <table:table-cell office:value-type="float" office:value="0.0345048517908762">
                <text:p>0.0345048517908762</text:p>
              </table:table-cell>
              <table:table-cell office:value-type="float" office:value="0.078333772716722">
                <text:p>0.078333772716722</text:p>
              </table:table-cell>
              <table:table-cell office:value-type="float" office:value="0.679011036260925">
                <text:p>0.679011036260925</text:p>
              </table:table-cell>
              <table:table-cell office:value-type="float" office:value="0.000211727979669097">
                <text:p>0.000211727979669097</text:p>
              </table:table-cell>
            </table:table-row>
            <table:table-row>
              <table:table-cell office:value-type="float" office:value="-0.9">
                <text:p>-0.9</text:p>
              </table:table-cell>
              <table:table-cell office:value-type="float" office:value="0.05">
                <text:p>0.05</text:p>
              </table:table-cell>
              <table:table-cell office:value-type="float" office:value="0.0569620119795897">
                <text:p>0.0569620119795897</text:p>
              </table:table-cell>
              <table:table-cell office:value-type="float" office:value="0.114455491683207">
                <text:p>0.114455491683207</text:p>
              </table:table-cell>
              <table:table-cell office:value-type="float" office:value="0.71929966248949">
                <text:p>0.71929966248949</text:p>
              </table:table-cell>
              <table:table-cell office:value-type="float" office:value="0.000746205750526786">
                <text:p>0.000746205750526786</text:p>
              </table:table-cell>
            </table:table-row>
            <table:table-row>
              <table:table-cell office:value-type="float" office:value="-0.85">
                <text:p>-0.85</text:p>
              </table:table-cell>
              <table:table-cell office:value-type="float" office:value="0.075">
                <text:p>0.075</text:p>
              </table:table-cell>
              <table:table-cell office:value-type="float" office:value="0.0769451313809542">
                <text:p>0.0769451313809542</text:p>
              </table:table-cell>
              <table:table-cell office:value-type="float" office:value="0.143690667758642">
                <text:p>0.143690667758642</text:p>
              </table:table-cell>
              <table:table-cell office:value-type="float" office:value="0.744606006364649">
                <text:p>0.744606006364649</text:p>
              </table:table-cell>
              <table:table-cell office:value-type="float" office:value="0.00158868674325474">
                <text:p>0.00158868674325474</text:p>
              </table:table-cell>
            </table:table-row>
            <table:table-row>
              <table:table-cell office:value-type="float" office:value="-0.8">
                <text:p>-0.8</text:p>
              </table:table-cell>
              <table:table-cell office:value-type="float" office:value="0.1">
                <text:p>0.1</text:p>
              </table:table-cell>
              <table:table-cell office:value-type="float" office:value="0.0957524332139991">
                <text:p>0.0957524332139991</text:p>
              </table:table-cell>
              <table:table-cell office:value-type="float" office:value="0.169538989798435">
                <text:p>0.169538989798435</text:p>
              </table:table-cell>
              <table:table-cell office:value-type="float" office:value="0.763566020581114">
                <text:p>0.763566020581114</text:p>
              </table:table-cell>
              <table:table-cell office:value-type="float" office:value="0.00275225710168573">
                <text:p>0.00275225710168573</text:p>
              </table:table-cell>
            </table:table-row>
            <table:table-row>
              <table:table-cell office:value-type="float" office:value="-0.75">
                <text:p>-0.75</text:p>
              </table:table-cell>
              <table:table-cell office:value-type="float" office:value="0.125">
                <text:p>0.125</text:p>
              </table:table-cell>
              <table:table-cell office:value-type="float" office:value="0.113926630827467">
                <text:p>0.113926630827467</text:p>
              </table:table-cell>
              <table:table-cell office:value-type="float" office:value="0.193359072305712">
                <text:p>0.193359072305712</text:p>
              </table:table-cell>
              <table:table-cell office:value-type="float" office:value="0.77897802176674">
                <text:p>0.77897802176674</text:p>
              </table:table-cell>
              <table:table-cell office:value-type="float" office:value="0.00425945820921867">
                <text:p>0.00425945820921867</text:p>
              </table:table-cell>
            </table:table-row>
            <table:table-row>
              <table:table-cell office:value-type="float" office:value="-0.700000000000001">
                <text:p>-0.700000000000001</text:p>
              </table:table-cell>
              <table:table-cell office:value-type="float" office:value="0.15">
                <text:p>0.15</text:p>
              </table:table-cell>
              <table:table-cell office:value-type="float" office:value="0.13176312315932">
                <text:p>0.13176312315932</text:p>
              </table:table-cell>
              <table:table-cell office:value-type="float" office:value="0.215848867701385">
                <text:p>0.215848867701385</text:p>
              </table:table-cell>
              <table:table-cell office:value-type="float" office:value="0.792115854589977">
                <text:p>0.792115854589977</text:p>
              </table:table-cell>
              <table:table-cell office:value-type="float" office:value="0.00613894058101111">
                <text:p>0.00613894058101111</text:p>
              </table:table-cell>
            </table:table-row>
            <table:table-row>
              <table:table-cell office:value-type="float" office:value="-0.650000000000001">
                <text:p>-0.650000000000001</text:p>
              </table:table-cell>
              <table:table-cell office:value-type="float" office:value="0.175">
                <text:p>0.175</text:p>
              </table:table-cell>
              <table:table-cell office:value-type="float" office:value="0.149447656421166">
                <text:p>0.149447656421166</text:p>
              </table:table-cell>
              <table:table-cell office:value-type="float" office:value="0.237424273651359">
                <text:p>0.237424273651359</text:p>
              </table:table-cell>
              <table:table-cell office:value-type="float" office:value="0.803670239098153">
                <text:p>0.803670239098153</text:p>
              </table:table-cell>
              <table:table-cell office:value-type="float" office:value="0.00842440709247746">
                <text:p>0.00842440709247746</text:p>
              </table:table-cell>
            </table:table-row>
            <table:table-row>
              <table:table-cell office:value-type="float" office:value="-0.600000000000001">
                <text:p>-0.600000000000001</text:p>
              </table:table-cell>
              <table:table-cell office:value-type="float" office:value="0.2">
                <text:p>0.2</text:p>
              </table:table-cell>
              <table:table-cell office:value-type="float" office:value="0.167108713230603">
                <text:p>0.167108713230603</text:p>
              </table:table-cell>
              <table:table-cell office:value-type="float" office:value="0.258357757266371">
                <text:p>0.258357757266371</text:p>
              </table:table-cell>
              <table:table-cell office:value-type="float" office:value="0.81405894103034">
                <text:p>0.81405894103034</text:p>
              </table:table-cell>
              <table:table-cell office:value-type="float" office:value="0.0111542945036887">
                <text:p>0.0111542945036887</text:p>
              </table:table-cell>
            </table:table-row>
            <table:table-row>
              <table:table-cell office:value-type="float" office:value="-0.550000000000001">
                <text:p>-0.550000000000001</text:p>
              </table:table-cell>
              <table:table-cell office:value-type="float" office:value="0.225">
                <text:p>0.225</text:p>
              </table:table-cell>
              <table:table-cell office:value-type="float" office:value="0.184841589255754">
                <text:p>0.184841589255754</text:p>
              </table:table-cell>
              <table:table-cell office:value-type="float" office:value="0.278840196307392">
                <text:p>0.278840196307392</text:p>
              </table:table-cell>
              <table:table-cell office:value-type="float" office:value="0.82355441921639">
                <text:p>0.82355441921639</text:p>
              </table:table-cell>
              <table:table-cell office:value-type="float" office:value="0.0143717764599687">
                <text:p>0.0143717764599687</text:p>
              </table:table-cell>
            </table:table-row>
            <table:table-row>
              <table:table-cell office:value-type="float" office:value="-0.500000000000001">
                <text:p>-0.500000000000001</text:p>
              </table:table-cell>
              <table:table-cell office:value-type="float" office:value="0.25">
                <text:p>0.25</text:p>
              </table:table-cell>
              <table:table-cell office:value-type="float" office:value="0.202720914569521">
                <text:p>0.202720914569521</text:p>
              </table:table-cell>
              <table:table-cell office:value-type="float" office:value="0.299012262175474">
                <text:p>0.299012262175474</text:p>
              </table:table-cell>
              <table:table-cell office:value-type="float" office:value="0.832344484162282">
                <text:p>0.832344484162282</text:p>
              </table:table-cell>
              <table:table-cell office:value-type="float" office:value="0.0181249390219683">
                <text:p>0.0181249390219683</text:p>
              </table:table-cell>
            </table:table-row>
            <table:table-row>
              <table:table-cell office:value-type="float" office:value="-0.450000000000001">
                <text:p>-0.450000000000001</text:p>
              </table:table-cell>
              <table:table-cell office:value-type="float" office:value="0.275">
                <text:p>0.275</text:p>
              </table:table-cell>
              <table:table-cell office:value-type="float" office:value="0.220807767963244">
                <text:p>0.220807767963244</text:p>
              </table:table-cell>
              <table:table-cell office:value-type="float" office:value="0.318981877945477">
                <text:p>0.318981877945477</text:p>
              </table:table-cell>
              <table:table-cell office:value-type="float" office:value="0.84056421792298">
                <text:p>0.84056421792298</text:p>
              </table:table-cell>
              <table:table-cell office:value-type="float" office:value="0.0224670663973413">
                <text:p>0.0224670663973413</text:p>
              </table:table-cell>
            </table:table-row>
            <table:table-row>
              <table:table-cell office:value-type="float" office:value="-0.400000000000001">
                <text:p>-0.400000000000001</text:p>
              </table:table-cell>
              <table:table-cell office:value-type="float" office:value="0.3">
                <text:p>0.3</text:p>
              </table:table-cell>
              <table:table-cell office:value-type="float" office:value="0.239153999278265">
                <text:p>0.239153999278265</text:p>
              </table:table-cell>
              <table:table-cell office:value-type="float" office:value="0.338834625770799">
                <text:p>0.338834625770799</text:p>
              </table:table-cell>
              <table:table-cell office:value-type="float" office:value="0.848314107377105">
                <text:p>0.848314107377105</text:p>
              </table:table-cell>
              <table:table-cell office:value-type="float" office:value="0.0274570084537718">
                <text:p>0.0274570084537718</text:p>
              </table:table-cell>
            </table:table-row>
            <table:table-row>
              <table:table-cell office:value-type="float" office:value="-0.350000000000001">
                <text:p>-0.350000000000001</text:p>
              </table:table-cell>
              <table:table-cell office:value-type="float" office:value="0.325">
                <text:p>0.325</text:p>
              </table:table-cell>
              <table:table-cell office:value-type="float" office:value="0.257804998100033">
                <text:p>0.257804998100033</text:p>
              </table:table-cell>
              <table:table-cell office:value-type="float" office:value="0.358640296682965">
                <text:p>0.358640296682965</text:p>
              </table:table-cell>
              <table:table-cell office:value-type="float" office:value="0.855670980233357">
                <text:p>0.855670980233357</text:p>
              </table:table-cell>
              <table:table-cell office:value-type="float" office:value="0.033159616797902">
                <text:p>0.033159616797902</text:p>
              </table:table-cell>
            </table:table-row>
            <table:table-row>
              <table:table-cell office:value-type="float" office:value="-0.300000000000001">
                <text:p>-0.300000000000001</text:p>
              </table:table-cell>
              <table:table-cell office:value-type="float" office:value="0.35">
                <text:p>0.35</text:p>
              </table:table-cell>
              <table:table-cell office:value-type="float" office:value="0.276801545436148">
                <text:p>0.276801545436148</text:p>
              </table:table-cell>
              <table:table-cell office:value-type="float" office:value="0.378457196896615">
                <text:p>0.378457196896615</text:p>
              </table:table-cell>
              <table:table-cell office:value-type="float" office:value="0.862694925401018">
                <text:p>0.862694925401018</text:p>
              </table:table-cell>
              <table:table-cell office:value-type="float" office:value="0.0396462438001585">
                <text:p>0.0396462438001585</text:p>
              </table:table-cell>
            </table:table-row>
            <table:table-row>
              <table:table-cell office:value-type="float" office:value="-0.250000000000002">
                <text:p>-0.250000000000002</text:p>
              </table:table-cell>
              <table:table-cell office:value-type="float" office:value="0.375">
                <text:p>0.375</text:p>
              </table:table-cell>
              <table:table-cell office:value-type="float" office:value="0.296181097700362">
                <text:p>0.296181097700362</text:p>
              </table:table-cell>
              <table:table-cell office:value-type="float" office:value="0.398335083187513">
                <text:p>0.398335083187513</text:p>
              </table:table-cell>
              <table:table-cell office:value-type="float" office:value="0.869433849057611">
                <text:p>0.869433849057611</text:p>
              </table:table-cell>
              <table:table-cell office:value-type="float" office:value="0.0469953031193753">
                <text:p>0.0469953031193753</text:p>
              </table:table-cell>
            </table:table-row>
            <table:table-row>
              <table:table-cell office:value-type="float" office:value="-0.200000000000002">
                <text:p>-0.200000000000002</text:p>
              </table:table-cell>
              <table:table-cell office:value-type="float" office:value="0.4">
                <text:p>0.4</text:p>
              </table:table-cell>
              <table:table-cell office:value-type="float" office:value="0.315978705136345">
                <text:p>0.315978705136345</text:p>
              </table:table-cell>
              <table:table-cell office:value-type="float" office:value="0.418317225528075">
                <text:p>0.418317225528075</text:p>
              </table:table-cell>
              <table:table-cell office:value-type="float" office:value="0.875926575344605">
                <text:p>0.875926575344605</text:p>
              </table:table-cell>
              <table:table-cell office:value-type="float" office:value="0.0552928927975184">
                <text:p>0.0552928927975184</text:p>
              </table:table-cell>
            </table:table-row>
            <table:table-row>
              <table:table-cell office:value-type="float" office:value="-0.150000000000002">
                <text:p>-0.150000000000002</text:p>
              </table:table-cell>
              <table:table-cell office:value-type="float" office:value="0.425">
                <text:p>0.425</text:p>
              </table:table-cell>
              <table:table-cell office:value-type="float" office:value="0.336227686931927">
                <text:p>0.336227686931927</text:p>
              </table:table-cell>
              <table:table-cell office:value-type="float" office:value="0.438441894634875">
                <text:p>0.438441894634875</text:p>
              </table:table-cell>
              <table:table-cell office:value-type="float" office:value="0.882205017004878">
                <text:p>0.882205017004878</text:p>
              </table:table-cell>
              <table:table-cell office:value-type="float" office:value="0.0646334836640347">
                <text:p>0.0646334836640347</text:p>
              </table:table-cell>
            </table:table-row>
            <table:table-row>
              <table:table-cell office:value-type="float" office:value="-0.100000000000002">
                <text:p>-0.100000000000002</text:p>
              </table:table-cell>
              <table:table-cell office:value-type="float" office:value="0.45">
                <text:p>0.45</text:p>
              </table:table-cell>
              <table:table-cell office:value-type="float" office:value="0.356960139780924">
                <text:p>0.356960139780924</text:p>
              </table:table-cell>
              <table:table-cell office:value-type="float" office:value="0.458743459237143">
                <text:p>0.458743459237143</text:p>
              </table:table-cell>
              <table:table-cell office:value-type="float" office:value="0.888295732345562">
                <text:p>0.888295732345562</text:p>
              </table:table-cell>
              <table:table-cell office:value-type="float" office:value="0.0751206770110702">
                <text:p>0.0751206770110702</text:p>
              </table:table-cell>
            </table:table-row>
            <table:table-row>
              <table:table-cell office:value-type="float" office:value="-0.0500000000000019">
                <text:p>-0.0500000000000019</text:p>
              </table:table-cell>
              <table:table-cell office:value-type="float" office:value="0.475">
                <text:p>0.475</text:p>
              </table:table-cell>
              <table:table-cell office:value-type="float" office:value="0.378207329659678">
                <text:p>0.378207329659678</text:p>
              </table:table-cell>
              <table:table-cell office:value-type="float" office:value="0.479253211656028">
                <text:p>0.479253211656028</text:p>
              </table:table-cell>
              <table:table-cell office:value-type="float" office:value="0.894221065930129">
                <text:p>0.894221065930129</text:p>
              </table:table-cell>
              <table:table-cell office:value-type="float" office:value="0.0868680364847273">
                <text:p>0.08686803648472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0499999999999978">
                <text:p>0.0499999999999978</text:p>
              </table:table-cell>
              <table:table-cell office:value-type="float" office:value="0.525">
                <text:p>0.525</text:p>
              </table:table-cell>
              <table:table-cell office:value-type="float" office:value="0.422368618931525">
                <text:p>0.422368618931525</text:p>
              </table:table-cell>
              <table:table-cell office:value-type="float" office:value="0.521010719994159">
                <text:p>0.521010719994159</text:p>
              </table:table-cell>
              <table:table-cell office:value-type="float" office:value="0.905648800554155">
                <text:p>0.905648800554155</text:p>
              </table:table-cell>
              <table:table-cell office:value-type="float" office:value="0.114652878296201">
                <text:p>0.114652878296201</text:p>
              </table:table-cell>
            </table:table-row>
            <table:table-row>
              <table:table-cell office:value-type="float" office:value="0.0999999999999979">
                <text:p>0.0999999999999979</text:p>
              </table:table-cell>
              <table:table-cell office:value-type="float" office:value="0.55">
                <text:p>0.55</text:p>
              </table:table-cell>
              <table:table-cell office:value-type="float" office:value="0.445343581426897">
                <text:p>0.445343581426897</text:p>
              </table:table-cell>
              <table:table-cell office:value-type="float" office:value="0.542310703144293">
                <text:p>0.542310703144293</text:p>
              </table:table-cell>
              <table:table-cell office:value-type="float" office:value="0.911181514881972">
                <text:p>0.911181514881972</text:p>
              </table:table-cell>
              <table:table-cell office:value-type="float" office:value="0.130975947547904">
                <text:p>0.130975947547904</text:p>
              </table:table-cell>
            </table:table-row>
            <table:table-row>
              <table:table-cell office:value-type="float" office:value="0.149999999999998">
                <text:p>0.149999999999998</text:p>
              </table:table-cell>
              <table:table-cell office:value-type="float" office:value="0.575">
                <text:p>0.575</text:p>
              </table:table-cell>
              <table:table-cell office:value-type="float" office:value="0.468955377624141">
                <text:p>0.468955377624141</text:p>
              </table:table-cell>
              <table:table-cell office:value-type="float" office:value="0.563924027147777">
                <text:p>0.563924027147777</text:p>
              </table:table-cell>
              <table:table-cell office:value-type="float" office:value="0.916610359803021">
                <text:p>0.916610359803021</text:p>
              </table:table-cell>
              <table:table-cell office:value-type="float" office:value="0.149132644261543">
                <text:p>0.149132644261543</text:p>
              </table:table-cell>
            </table:table-row>
            <table:table-row>
              <table:table-cell office:value-type="float" office:value="0.199999999999998">
                <text:p>0.199999999999998</text:p>
              </table:table-cell>
              <table:table-cell office:value-type="float" office:value="0.6">
                <text:p>0.6</text:p>
              </table:table-cell>
              <table:table-cell office:value-type="float" office:value="0.493234735496712">
                <text:p>0.493234735496712</text:p>
              </table:table-cell>
              <table:table-cell office:value-type="float" office:value="0.585873767173027">
                <text:p>0.585873767173027</text:p>
              </table:table-cell>
              <table:table-cell office:value-type="float" office:value="0.921946028261898">
                <text:p>0.921946028261898</text:p>
              </table:table-cell>
              <table:table-cell office:value-type="float" office:value="0.169301871539783">
                <text:p>0.169301871539783</text:p>
              </table:table-cell>
            </table:table-row>
            <table:table-row>
              <table:table-cell office:value-type="float" office:value="0.249999999999998">
                <text:p>0.249999999999998</text:p>
              </table:table-cell>
              <table:table-cell office:value-type="float" office:value="0.625">
                <text:p>0.625</text:p>
              </table:table-cell>
              <table:table-cell office:value-type="float" office:value="0.518212743887725">
                <text:p>0.518212743887725</text:p>
              </table:table-cell>
              <table:table-cell office:value-type="float" office:value="0.608182201605453">
                <text:p>0.608182201605453</text:p>
              </table:table-cell>
              <table:table-cell office:value-type="float" office:value="0.927197934086688">
                <text:p>0.927197934086688</text:p>
              </table:table-cell>
              <table:table-cell office:value-type="float" office:value="0.191679426699626">
                <text:p>0.191679426699626</text:p>
              </table:table-cell>
            </table:table-row>
            <table:table-row>
              <table:table-cell office:value-type="float" office:value="0.299999999999998">
                <text:p>0.299999999999998</text:p>
              </table:table-cell>
              <table:table-cell office:value-type="float" office:value="0.65">
                <text:p>0.65</text:p>
              </table:table-cell>
              <table:table-cell office:value-type="float" office:value="0.54392096040424">
                <text:p>0.54392096040424</text:p>
              </table:table-cell>
              <table:table-cell office:value-type="float" office:value="0.630870982334356">
                <text:p>0.630870982334356</text:p>
              </table:table-cell>
              <table:table-cell office:value-type="float" office:value="0.93237440932401">
                <text:p>0.93237440932401</text:p>
              </table:table-cell>
              <table:table-cell office:value-type="float" office:value="0.216479561198671">
                <text:p>0.216479561198671</text:p>
              </table:table-cell>
            </table:table-row>
            <table:table-row>
              <table:table-cell office:value-type="float" office:value="0.349999999999998">
                <text:p>0.349999999999998</text:p>
              </table:table-cell>
              <table:table-cell office:value-type="float" office:value="0.675">
                <text:p>0.675</text:p>
              </table:table-cell>
              <table:table-cell office:value-type="float" office:value="0.57039150757716">
                <text:p>0.57039150757716</text:p>
              </table:table-cell>
              <table:table-cell office:value-type="float" office:value="0.653961277144064">
                <text:p>0.653961277144064</text:p>
              </table:table-cell>
              <table:table-cell office:value-type="float" office:value="0.937482864786262">
                <text:p>0.937482864786262</text:p>
              </table:table-cell>
              <table:table-cell office:value-type="float" office:value="0.243936684868019">
                <text:p>0.243936684868019</text:p>
              </table:table-cell>
            </table:table-row>
            <table:table-row>
              <table:table-cell office:value-type="float" office:value="0.399999999999998">
                <text:p>0.399999999999998</text:p>
              </table:table-cell>
              <table:table-cell office:value-type="float" office:value="0.7">
                <text:p>0.7</text:p>
              </table:table-cell>
              <table:table-cell office:value-type="float" office:value="0.597657159899333">
                <text:p>0.597657159899333</text:p>
              </table:table-cell>
              <table:table-cell office:value-type="float" office:value="0.677473889956504">
                <text:p>0.677473889956504</text:p>
              </table:table-cell>
              <table:table-cell office:value-type="float" office:value="0.942529921760917">
                <text:p>0.942529921760917</text:p>
              </table:table-cell>
              <table:table-cell office:value-type="float" office:value="0.274307227580719">
                <text:p>0.274307227580719</text:p>
              </table:table-cell>
            </table:table-row>
            <table:table-row>
              <table:table-cell office:value-type="float" office:value="0.449999999999998">
                <text:p>0.449999999999998</text:p>
              </table:table-cell>
              <table:table-cell office:value-type="float" office:value="0.725">
                <text:p>0.725</text:p>
              </table:table-cell>
              <table:table-cell office:value-type="float" office:value="0.625751423770252">
                <text:p>0.625751423770252</text:p>
              </table:table-cell>
              <table:table-cell office:value-type="float" office:value="0.701429363341333">
                <text:p>0.701429363341333</text:p>
              </table:table-cell>
              <table:table-cell office:value-type="float" office:value="0.94752152089479">
                <text:p>0.94752152089479</text:p>
              </table:table-cell>
              <table:table-cell office:value-type="float" office:value="0.307871672711662">
                <text:p>0.307871672711662</text:p>
              </table:table-cell>
            </table:table-row>
            <table:table-row>
              <table:table-cell office:value-type="float" office:value="0.499999999999998">
                <text:p>0.499999999999998</text:p>
              </table:table-cell>
              <table:table-cell office:value-type="float" office:value="0.75">
                <text:p>0.75</text:p>
              </table:table-cell>
              <table:table-cell office:value-type="float" office:value="0.654708611940291">
                <text:p>0.654708611940291</text:p>
              </table:table-cell>
              <table:table-cell office:value-type="float" office:value="0.725848066722112">
                <text:p>0.725848066722112</text:p>
              </table:table-cell>
              <table:table-cell office:value-type="float" office:value="0.952463012850954">
                <text:p>0.952463012850954</text:p>
              </table:table-cell>
              <table:table-cell office:value-type="float" office:value="0.344936778079164">
                <text:p>0.344936778079164</text:p>
              </table:table-cell>
            </table:table-row>
            <table:table-row>
              <table:table-cell office:value-type="float" office:value="0.549999999999998">
                <text:p>0.549999999999998</text:p>
              </table:table-cell>
              <table:table-cell office:value-type="float" office:value="0.775">
                <text:p>0.775</text:p>
              </table:table-cell>
              <table:table-cell office:value-type="float" office:value="0.68456391371926">
                <text:p>0.68456391371926</text:p>
              </table:table-cell>
              <table:table-cell office:value-type="float" office:value="0.750750272965727">
                <text:p>0.750750272965727</text:p>
              </table:table-cell>
              <table:table-cell office:value-type="float" office:value="0.957359234289373">
                <text:p>0.957359234289373</text:p>
              </table:table-cell>
              <table:table-cell office:value-type="float" office:value="0.385838001511294">
                <text:p>0.385838001511294</text:p>
              </table:table-cell>
            </table:table-row>
            <table:table-row>
              <table:table-cell office:value-type="float" office:value="0.599999999999998">
                <text:p>0.599999999999998</text:p>
              </table:table-cell>
              <table:table-cell office:value-type="float" office:value="0.8">
                <text:p>0.8</text:p>
              </table:table-cell>
              <table:table-cell office:value-type="float" office:value="0.715353461964336">
                <text:p>0.715353461964336</text:p>
              </table:table-cell>
              <table:table-cell office:value-type="float" office:value="0.776156225480147">
                <text:p>0.776156225480147</text:p>
              </table:table-cell>
              <table:table-cell office:value-type="float" office:value="0.962214571939651">
                <text:p>0.962214571939651</text:p>
              </table:table-cell>
              <table:table-cell office:value-type="float" office:value="0.430942149762925">
                <text:p>0.430942149762925</text:p>
              </table:table-cell>
            </table:table-row>
            <table:table-row>
              <table:table-cell office:value-type="float" office:value="0.649999999999998">
                <text:p>0.649999999999998</text:p>
              </table:table-cell>
              <table:table-cell office:value-type="float" office:value="0.825">
                <text:p>0.825</text:p>
              </table:table-cell>
              <table:table-cell office:value-type="float" office:value="0.747114397670661">
                <text:p>0.747114397670661</text:p>
              </table:table-cell>
              <table:table-cell office:value-type="float" office:value="0.802086197515082">
                <text:p>0.802086197515082</text:p>
              </table:table-cell>
              <table:table-cell office:value-type="float" office:value="0.967033016942962">
                <text:p>0.967033016942962</text:p>
              </table:table-cell>
              <table:table-cell office:value-type="float" office:value="0.480650271235344">
                <text:p>0.480650271235344</text:p>
              </table:table-cell>
            </table:table-row>
            <table:table-row>
              <table:table-cell office:value-type="float" office:value="0.699999999999998">
                <text:p>0.699999999999998</text:p>
              </table:table-cell>
              <table:table-cell office:value-type="float" office:value="0.85">
                <text:p>0.85</text:p>
              </table:table-cell>
              <table:table-cell office:value-type="float" office:value="0.779884932839435">
                <text:p>0.779884932839435</text:p>
              </table:table-cell>
              <table:table-cell office:value-type="float" office:value="0.828560545027415">
                <text:p>0.828560545027415</text:p>
              </table:table-cell>
              <table:table-cell office:value-type="float" office:value="0.971818211189049">
                <text:p>0.971818211189049</text:p>
              </table:table-cell>
              <table:table-cell office:value-type="float" office:value="0.535400814832478">
                <text:p>0.535400814832478</text:p>
              </table:table-cell>
            </table:table-row>
            <table:table-row>
              <table:table-cell office:value-type="float" office:value="0.749999999999998">
                <text:p>0.749999999999998</text:p>
              </table:table-cell>
              <table:table-cell office:value-type="float" office:value="0.875">
                <text:p>0.875</text:p>
              </table:table-cell>
              <table:table-cell office:value-type="float" office:value="0.813704412182512">
                <text:p>0.813704412182512</text:p>
              </table:table-cell>
              <table:table-cell office:value-type="float" office:value="0.855599754214">
                <text:p>0.855599754214</text:p>
              </table:table-cell>
              <table:table-cell office:value-type="float" office:value="0.97657348702691">
                <text:p>0.97657348702691</text:p>
              </table:table-cell>
              <table:table-cell office:value-type="float" office:value="0.595673079341129">
                <text:p>0.595673079341129</text:p>
              </table:table-cell>
            </table:table-row>
            <table:table-row>
              <table:table-cell office:value-type="float" office:value="0.799999999999999">
                <text:p>0.799999999999999</text:p>
              </table:table-cell>
              <table:table-cell office:value-type="float" office:value="0.9">
                <text:p>0.9</text:p>
              </table:table-cell>
              <table:table-cell office:value-type="float" office:value="0.848613374131539">
                <text:p>0.848613374131539</text:p>
              </table:table-cell>
              <table:table-cell office:value-type="float" office:value="0.883224484610739">
                <text:p>0.883224484610739</text:p>
              </table:table-cell>
              <table:table-cell office:value-type="float" office:value="0.981301901458211">
                <text:p>0.981301901458211</text:p>
              </table:table-cell>
              <table:table-cell office:value-type="float" office:value="0.661990979963175">
                <text:p>0.661990979963175</text:p>
              </table:table-cell>
            </table:table-row>
            <table:table-row>
              <table:table-cell office:value-type="float" office:value="0.849999999999998">
                <text:p>0.849999999999998</text:p>
              </table:table-cell>
              <table:table-cell office:value-type="float" office:value="0.925">
                <text:p>0.925</text:p>
              </table:table-cell>
              <table:table-cell office:value-type="float" office:value="0.884653611547884">
                <text:p>0.884653611547884</text:p>
              </table:table-cell>
              <table:table-cell office:value-type="float" office:value="0.911455608495699">
                <text:p>0.911455608495699</text:p>
              </table:table-cell>
              <table:table-cell office:value-type="float" office:value="0.986006265711516">
                <text:p>0.986006265711516</text:p>
              </table:table-cell>
              <table:table-cell office:value-type="float" office:value="0.734927161072569">
                <text:p>0.734927161072569</text:p>
              </table:table-cell>
            </table:table-row>
            <table:table-row>
              <table:table-cell office:value-type="float" office:value="0.899999999999999">
                <text:p>0.899999999999999</text:p>
              </table:table-cell>
              <table:table-cell office:value-type="float" office:value="0.95">
                <text:p>0.95</text:p>
              </table:table-cell>
              <table:table-cell office:value-type="float" office:value="0.921868232472496">
                <text:p>0.921868232472496</text:p>
              </table:table-cell>
              <table:table-cell office:value-type="float" office:value="0.940314247205583">
                <text:p>0.940314247205583</text:p>
              </table:table-cell>
              <table:table-cell office:value-type="float" office:value="0.990689170929194">
                <text:p>0.990689170929194</text:p>
              </table:table-cell>
              <table:table-cell office:value-type="float" office:value="0.815107486938414">
                <text:p>0.815107486938414</text:p>
              </table:table-cell>
            </table:table-row>
            <table:table-row>
              <table:table-cell office:value-type="float" office:value="0.949999999999999">
                <text:p>0.949999999999999</text:p>
              </table:table-cell>
              <table:table-cell office:value-type="float" office:value="0.975">
                <text:p>0.975</text:p>
              </table:table-cell>
              <table:table-cell office:value-type="float" office:value="0.960301721209387">
                <text:p>0.960301721209387</text:p>
              </table:table-cell>
              <table:table-cell office:value-type="float" office:value="0.969821804871893">
                <text:p>0.969821804871893</text:p>
              </table:table-cell>
              <table:table-cell office:value-type="float" office:value="0.995353010566891">
                <text:p>0.995353010566891</text:p>
              </table:table-cell>
              <table:table-cell office:value-type="float" office:value="0.903215945067685">
                <text:p>0.903215945067685</text:p>
              </table:table-cell>
            </table:table-row>
            <table:table-row>
              <table:table-cell office:value-type="float" office:value="0.999999999999999">
                <text:p>0.999999999999999</text:p>
              </table:table-cell>
              <table:table-cell office:value-type="float" office:value="1">
                <text:p>1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1">
                <text:p>1</text:p>
              </table:table-cell>
              <table:table-cell office:value-type="float" office:value="0.999999999999997">
                <text:p>0.9999999999999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